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style>
    <style:style style:name="P2" style:parent-style-name="Dialogue" style:list-style-name="LFO2" style:family="paragraph"/>
    <style:style style:name="T3" style:parent-style-name="Policepardéfaut" style:family="text">
      <style:text-properties fo:font-style="italic" style:font-style-asian="italic" style:font-style-complex="italic"/>
    </style:style>
    <style:style style:name="T4" style:parent-style-name="Policepardéfaut" style:family="text">
      <style:text-properties style:text-underline-type="double" style:text-underline-style="solid" style:text-underline-width="auto" style:text-underline-mode="continuous"/>
    </style:style>
    <style:style style:name="P5" style:parent-style-name="Dialogue" style:list-style-name="LFO3" style:family="paragraph"/>
    <style:style style:name="P6" style:parent-style-name="Dialogue" style:list-style-name="List1" style:family="paragraph"/>
    <style:style style:name="P7" style:parent-style-name="Dialogue" style:family="paragraph"/>
    <style:style style:name="P8" style:parent-style-name="Dialogue" style:family="paragraph">
      <style:paragraph-properties fo:margin-left="0.1576in" fo:text-indent="-0.1576in">
        <style:tab-stops/>
      </style:paragraph-properties>
    </style:style>
    <style:style style:name="P9" style:parent-style-name="Dialogue" style:family="paragraph"/>
  </office:automatic-styles>
  <office:body>
    <office:text text:use-soft-page-breaks="true">
      <text:p text:style-name="P1">L’essence d’une personne transparaît-elle dans un simple geste ? Que révèlent<text:s/>une expression du visage, une posture ? Une inconnue vous apparaît au détour d’une rue, d’une porte qui s’ouvre. Que dit d’elle l’image qu’elle grave à cet instant sur votre rétine ? Tout ? Rien ? Un mensonge, fruit de vos fantasmes et de ses efforts vestimentaires et<text:s/>cosmétiques ?<text:s/>Que nous apprend le sourire d’un homme qui vous apparaît pour la première fois ? Un sentiment sans détour ou une franche imposture ?</text:p>
      <text:p text:style-name="Textbody">Penché sur son clavier, l’homme n’offrait qu’un dos arrondi comme première impression. Ses doigts<text:s/>frappaient les touches à toute vitesse, alignant des signes colorés et parfois étranges sur un écran noir. Une intense concentration émanait de ce corps absorbé dans son travail. Puis l’homme frappa sur une touche à en haut du clavier, se redressa pour s’appuyer au dossier de sa chaise et contempla un deuxième écran sur sa gauche, nettement plus grand. Dans ce dernier geste du doigt, il y avait quelque chose d’emphatique, comme lorsqu’un écrivain met un point final à un long roman. Et dès que l’écran de gauche redessina son affichage, tout le corps de cet homme sembla se relâcher comme si, jusqu’à maintenant, chaque fibre musculaire avait été mise en tension, avait été sollicitée dans un unique but que<text:s/>seule la course folle<text:s/>des doigts sur le clavier indiquait.</text:p>
      <text:p text:style-name="Textbody">Évidemment, la première pensée qui vient à l’esprit est celle d’un sprinter tendu vers le but, d’un tireur dont les muscles sont aussi bandés que la corde de son arc pour ensuite, une fois la flèche fichée dans la cible, se relâcher totalement.</text:p>
      <text:p text:style-name="Textbody">Il est<text:s/>étrange qu’un homme attablé devant un ordinateur évoque ainsi un sportif et pourtant, tout observateur un peu attentif ne manquerait pas de faire cette comparaison. Il inférerait même de cette courte scène le caractère volontaire, déterminé, acéré de l’homme qui contemple maintenant l’écran multicolore.</text:p>
      <text:p text:style-name="Textbody">En quoi il se tromperait largement.</text:p>
      <text:p text:style-name="Textbody">Cyril contempla satisfait l’image qui s’était dessinée sur le grand écran à sa gauche. Utilisant la souris de l’ordinateur, il cliqua sur les divers menus et boutons qui<text:s/>apparaissaient tour à tour et instantanément une nouvelle image s’affichait. A cet instant, un rayon de soleil d’automne éclaira son visage. Son regard plongea vers la fenêtre en face à lui. Dans un ciel nuageux digne d’un tableau renaissance, le soleil tentait de se faire voir provoquant d’harmonieux jeux de couleur sur les frondaisons déjà bien rousses.</text:p>
      <text:p text:style-name="Textbody">Cyril reporta son attention sur l’écran et sourit. Le site dont il venait d’achever la programmation offrait la même palette de couleurs que celles qui<text:s/>s’affichaient au-dehors. Ce n’était pas la première fois. Bien sûr les clients qui lui passaient commande avaient leurs propres exigences en matière de couleurs mais souvent Cyril laissait dériver son travail vers des teintes plus proches de la saison en cours. Et les quelques cas où une telle dérive n’avait pas été possible, Cyril avait pris conscience qu’il mettait beaucoup plus de temps à achever son travail. Comme si, inconsciemment, il attendait que la saison s’accorde aux choix de son client.</text:p>
      <text:p text:style-name="Textbody">Il reprit les tests auxquels il soumettait son travail. Vérifia que le rendu sur son smartphone était aussi harmonieux que sur le grand écran. Il utilisa un outil<text:s/>en ligne lui permettant de simuler tous les types de téléphones existants, les tablettes de diverses<text:s/>tailles et les écrans<text:s/><text:soft-page-break/>quelle<text:s/>que<text:s/>soit leur résolution. Dans tous les cas, le site auquel il venait de donner jour affichait harmonieusement les divers éléments des pages : menus, encadrés, textes, boutons, etc. Puis il dégotta un autre outil afin de vérifier la rapidité d’affichage dans des conditions de connexions dégradées. Là encore son travail donnait entière satisfaction et même avec un bon vieux modem 56k les pages s’affichaient encore avec fluidité. Idem pour une mauvaise liaison avec un smartphone.</text:p>
      <text:p text:style-name="Textbody">Cyril sourit, satisfait.<text:s/>Son client était une petite boite qui faisait de la maintenance de machines travaillant en conditions extrêmes. Les techniciens devaient pourvoir avoir accès à des informations rapidement, y compris sur un chantier isolé. Et comme certaines de ces informations<text:s/>évoluaient rapidement, tout de ne pouvait pas être stocké sur leurs portables. Le recours à un site, mis à jour en continu, était indispensable.</text:p>
      <text:list text:style-name="LFO2" text:continue-numbering="true">
        <text:list-item>
          <text:p text:style-name="P2">Il me faut un truc sans fioriture, robuste et véloce, lui avait précisé<text:s/>le patron de la boite en question. Et même si c’est moche, on s’en fout !</text:p>
        </text:list-item>
      </text:list>
      <text:p text:style-name="Textbody">Cyril avait donc abandonné les lourds outils habituellement utilisés pour concevoir des sites web. Exit tous les framework et CMS bien pratiques car ils vous mâchent le travail mais<text:s/>qui s’accompagnent de dizaines de milliers de fichiers et imposent une certaine lourdeur. Retour aux langages de programmation fondamentaux. Cyril, conçut d’abord l’architecture de son projet puis se lança dans l’écriture des fichiers programmes puis élabora une par une ses feuilles de styles. Il aimait particulièrement ce travail, écrire à partir de rien des phrases de code qui s’affichaient en lignes multicolores sur son écran noir. Il se sentait comme un ébéniste qui aurait laissé tomber ses machines-outils pour retrouver, un temps, le plaisir du travail manuel.</text:p>
      <text:p text:style-name="Textbody">Et le résultat était là : robuste, véloce, sans fioriture. Cerise sur le gâteau, le site qu’il venait de concevoir était beau et d’un esthétisme qui s’accordait au contenu favorisant une navigation plus intuitive. Non seulement, couleurs et polices de caractères s’accordaient harmonieusement, mais en plus chacune soulignait efficacement les éléments de contenu, rendant évident les déplacements<text:s/>dans les<text:s/>profondeurs de l’arborescence du site.</text:p>
      <text:p text:style-name="Textbody">Cyril était content de lui. Il s’affala dans son fauteuil de bureau, passa ses mains derrière la tête, et étira tous ces muscles endoloris par l’effort. Satisfait mais en même temps un peu triste, comme lorsque l’on achève un roman passionnant, heureux d’avoir dévoré une si belle écriture, mais triste d’avoir déjà tourné la dernière page.</text:p>
      <text:p text:style-name="Textbody">Il se pencha une dernière fois sur son clavier pour remettre ses machines en ordre « normal ». En programmation, il avait pris l’habitude de déconnecter tout ce qui pouvait détourner son attention : pas d’emails intempestifs ni de sms envahissants. Les notifications automatiques de son ordinateur étaient muselées, jusqu’à la pendule qui disparaissait de ses yeux.</text:p>
      <text:p text:style-name="Textbody">Remettant tout en ordre, il constata qu’il avait passé plus de six heures sur ses machines. Soudain, une faim canine lui traversa le ventre,<text:s/>doublée d’un désir irrépressible d’aller marcher dans l’air du soir. Mais, débarrassé de ses chaînes, l’ordinateur se rappela à lui et, dans un cliquetis caractéristique, lui afficha une<text:s/>volée d’e-mails. Lassé par le temps passé<text:s/><text:soft-page-break/>devant la machine, il faillit l’éteindre. Mais deux noms attirèrent son attention dans la liste des courriers reçus : Isabelle son ex, et Lise …</text:p>
      <text:p text:style-name="Textbody">Avec un soupir, il se rassit devant l’ordi et commença par éliminer<text:s/>tous les spams et publicités qui encombraient sa boite. Restaient trois mails. Il hésita à ouvrir celui d’Isabelle pressentant la mauvaise nouvelle. Il avait raison.</text:p>
      <text:p text:style-name="Textbody">« <text:span text:style-name="T3">Manon annulation </text:span>» disait, laconique, le titre du message. Cyril grommela mais ouvrit le<text:s/>message<text:span text:style-name="T4">.</text:span></text:p>
      <text:p text:style-name="Textbody">En quelques mots, son ex lui expliquait que leur fille devait préparer un concours de Conservatoire et ne pourrait venir pour les vacances de la Toussaint comme prévu. Sans plus d’explications. Cyril n’était pas du style à mettre un coup de poing<text:s/>dans l’écran mais sa colère mêlée de déception n’en était pas moins immense.</text:p>
      <text:list text:style-name="LFO3" text:continue-numbering="true">
        <text:list-item>
          <text:p text:style-name="P5">En plus ce n’est pas la première fois qu’elle me fait le coup, rugit-il dans la solitude de son petit appartement.</text:p>
        </text:list-item>
      </text:list>
      <text:p text:style-name="Textbody">Se retournant, il jeta un coup d’œil<text:s/>à la porte entr’ouverte<text:s/>sur la chambre réservée pour les rares venues de sa fille. Quelques semaines auparavant, il en avait repeint les murs, transformant une chambre de petite fille aux couleurs vives en chambre d’adulte, essayant de deviner les goûts de Manon. Sa fille qu’il voyait si peu.</text:p>
      <text:p text:style-name="Textbody">Le plaisir du travail achevé s’était évanoui et soudain, les longues heures de travail s’immisçaient en lui.</text:p>
      <text:p text:style-name="Textbody">Isabelle, Manon, vingt ans de sa vie et presque vingt ans de gâchis.<text:s/>Ou comment transformer une passion brûlante en une cruelle guerre froide. Ils<text:s/>s’étaient rencontrés à l’Ecole de Beaux-Arts où il enseignait le design web. Un vrai coup de foudre. Cinq années d’amour fou, de moments délicieux, d’inconscience amoureuse. Ils<text:s/>partageaient la même passion pour la marche. Ils marchaient partout : en montagne, en ville, au bord de la mer. Sac au dos, ils plantaient la tente dès la fin du jour et, malgré la fatigue accumulée, faisaient l’amour sans retenue.</text:p>
      <text:p text:style-name="Textbody">Puis un jour, ils décidèrent de faire un enfant. Évidemment, tous les couples finissent comme ça. Et Cyril constata que leur couple,<text:s/>sloop rapide qui fendait les eaux,<text:s/>devint<text:s/>soudain<text:s/>un<text:s/>lourd paquebot ardu à manœuvrer.<text:s/></text:p>
      <text:p text:style-name="Textbody">Non<text:s/>c’était<text:s/>là<text:s/>une reconstitution un peu simpliste de la réalité. Cyril devait reconnaître que les choses ne s’étaient pas passées aussi vite D’autant plus que Manon avait toujours été un bébé facile, puis une gamine sans problème. A quel moment la situation s’était-elle dégradée ? Cyril était incapable de le dire. Il se souvient de moments heureux où Manon dormait entre eux dans la tente. Bien sûr, plus question de faire l’amour, mais déjà le désir ne s’était-il pas émoussé. Est-ce ainsi dans tous les couples ? Le désir s’efface<text:s/>quand l’enfant paraît ? Comme si l’espèce était satisfaite, consciente de sa survie, et que les individus n’avaient plus besoin de s’accoupler.</text:p>
      <text:p text:style-name="Textbody">Cyril avait suffisamment de connaissances en biologie pour savoir que l’Espèce ne se satisfait qu’à partir<text:s/>d’une dizaine de descendants. En tout cas pas au premier, trop risqué. Alors quoi ? Le désir aurait-il besoin d’une stimulation renouvelée, se contenterait mal d’une<text:s/>routine qui<text:s/><text:soft-page-break/>s’installe, d’un manque d’imagination, d’une répétition à l’identique. Le désir s’efface-t-il quand l’amour est mort, ou bien est-ce l’inverse. L’amour peut-il survivre à l’agonie du désir ? Cyril ne savait plus grand-chose sur tous ces sujets. Il se souvenait seulement que les disputes s’étaient faites de plus en plus fréquentes, suivies de réconciliations toutes aussi violentes. Puis les réconciliations s’espacèrent, ne restèrent que les engueulades pour des broutilles, pour rien.</text:p>
      <text:p text:style-name="Textbody">Un jour, lors d’une discussion plus violente encore que les précédentes, Cyril avait aperçu son reflet<text:s/>dans le miroir du salon. Il n’avait<text:s/>plus<text:s/>reconnu son visage. Les sentiments qui le traversaient semblait l’avoir habillé d’un masque de haine. Les traits déformés, la bouche marquée d’un rictus amer, les yeux comme fous. Soudain, il s’était tu. Isabelle, pensant qu’il capitulait, avait lancé ses dernières troupes dans la bagarre. Le coup fit long feu.</text:p>
      <text:p text:style-name="Textbody">Bras ballants le long du corps, Cyril la contempla quelques secondes. Sa femme en face de lui remarqua sans comprendre l’infinie tristesse qui peignait maintenant<text:s/>ses traits.</text:p>
      <text:list text:style-name="List1">
        <text:list-item>
          <text:p text:style-name="P6">Je pars, dit-il calmement</text:p>
        </text:list-item>
        <text:list-item>
          <text:p text:style-name="Dialogue">Quoi Tu pars ! Répliqua Isabelle d’un ton vif. Mais déjà, elle n’était plus certaine de maîtriser la situation.</text:p>
        </text:list-item>
        <text:list-item>
          <text:p text:style-name="Dialogue">Je pars, je te quitte, je ne veux plus vivre avec toi.</text:p>
        </text:list-item>
      </text:list>
      <text:p text:style-name="P7">La femme se tut une seconde, digérant l’affirmation. Un sourire ironique se dessina<text:s/>alors<text:s/>sur son visage</text:p>
      <text:list text:style-name="List1" text:continue-numbering="true">
        <text:list-item>
          <text:p text:style-name="Dialogue">C’est quoi<text:s/>cette histoire maintenant ?<text:s/>Partir ! partir ! mais pour où ?</text:p>
        </text:list-item>
      </text:list>
      <text:p text:style-name="P8">Cyril n’avait rien répondu. Il attrapa une bouteille de Vodka, s’en servit une longue rasade.</text:p>
      <text:list text:style-name="List1" text:continue-numbering="true">
        <text:list-item>
          <text:p text:style-name="Dialogue">C’est fini Isabelle. Tu le vois bien… on ne peut pas continuer à vivre comme ça, dans une guerre permanente. Même pour Manon.<text:s/></text:p>
        </text:list-item>
      </text:list>
      <text:p text:style-name="P9">En face de lui, la femme comprit soudain qu’il venait de prendre une décision définitive. Elle passe de l’ironie à la tristesse, s’affalant dans le canapé, les larmes aux yeux.</text:p>
      <text:list text:style-name="List1" text:continue-numbering="true">
        <text:list-item>
          <text:p text:style-name="Dialogue">Mais, mais, mais, balbutia-t-elle, tu ne peux pas me laisser comme ça ?</text:p>
        </text:list-item>
      </text:list>
      <text:p text:style-name="Normal">Cyril sentit que l’instant était décisif. Il pouvait encore reculer,<text:s/>la<text:s/>prendre dans ses bras, lui dire que « non il ne la quitterait pas, que tout allait s’arranger, que … ». il sentait qu’Isabelle n’attendait que cela. Sa colère s’était évanouit. Elle avait maintenant peur de l’inconnu qui allait s’ouvrir à elle. Cyril hésita lui-aussi, sentant qu’il venait d’ébranler ce monde qu’ils avaient construits à deux, en dépit des disputes, un monde plein de souvenirs heureux, un monde avec Manon qui, du haut de ses cinq ans, les émerveillait tous les deux.</text:p>
      <text:p text:style-name="Normal">Isabelle perçut son hésitation, qu’elle prit pour une victoire. Ragaillardie, elle se relança dans l’arène comme si l’homme en face d’elle n’avait jamais prononcé ces paroles de rupture, de départ. Alors, elle lâcha une dernière rafale :</text:p>
      <text:list text:style-name="List1" text:continue-numbering="true">
        <text:list-item>
          <text:p text:style-name="Dialogue">De toute façon, tu n’auras jamais le courage de me quitter.</text:p>
        </text:list-item>
      </text:list>
      <text:soft-page-break/>
      <text:p text:style-name="Normal">A peine le dernier mot sorti de sa bouche, elle avait déjà regretté sa phrase. Cyril n’avait maintenant plus aucune hésitation. Il se leva et sans même se retourner vers elle, lâcha simplement :</text:p>
      <text:list text:style-name="List1" text:continue-numbering="true">
        <text:list-item>
          <text:p text:style-name="Dialogue">Tu verras bien !</text:p>
        </text:list-item>
        <text:list-item>
          <text:p text:style-name="Dialogue">Si tu fais ça, tu me le paieras cher, répondit désespérée Isabelle qui venait de réaliser que c’était vraiment la fin de leur histoire.</text:p>
        </text:list-item>
      </text:list>
      <text:p text:style-name="Normal">Et le divorce fut une vraie guerre de tranchée où Cyril perdit presque tout. Evidemment, les juges attribuèrent la garde de Manon à sa mère. Ne lui laissant que quelques week-end et vacances. A peine un an plus tard, Isabelle partait s’installer à Londres et Cyril vit sa fille encore moins souv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paragraph-properties fo:text-align="justify" fo:margin-bottom="0.0972in" fo:line-height="120%"/>
      <style:text-properties style:font-name="Georgia" style:font-name-asian="Georgia" style:font-name-complex="Georgia" fo:hyphenate="false"/>
    </style:style>
    <style:style style:name="Policepardéfaut" style:display-name="Police par défaut" style:family="text"/>
    <style:style style:name="Standard" style:display-name="Standard" style:family="paragraph">
      <style:text-properties style:font-name="Georgia" style:font-name-asian="Georgia" style:font-name-complex="Georgi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20%"/>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ucida Sans" fo:hyphenate="false"/>
    </style:style>
    <style:style style:name="Dialogue" style:display-name="Dialogue" style:family="paragraph" style:parent-style-name="Textbody" style:list-style-name="List1">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 </dc:creator>
    <meta:creation-date>2018-07-13T07:35:00Z</meta:creation-date>
    <dc:date>2018-12-28T10:16:00Z</dc:date>
    <meta:template xlink:href="Normal" xlink:type="simple"/>
    <meta:editing-cycles>14</meta:editing-cycles>
    <meta:editing-duration>PT16200S</meta:editing-duration>
    <meta:document-statistic meta:page-count="5" meta:paragraph-count="26" meta:word-count="2051" meta:character-count="13307" meta:row-count="94" meta:non-whitespace-character-count="11282"/>
  </office:meta>
</office:document-meta>
</file>